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monospace"/>
    <style:font-face style:name="inherit" svg:font-family="inherit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font-size="14pt" style:font-size-asian="14pt" style:font-size-complex="14pt"/>
    </style:style>
    <style:style style:name="P2" style:family="paragraph" style:parent-style-name="List_20_Paragraph">
      <style:text-properties fo:font-size="16pt" style:font-size-asian="16pt" style:font-size-complex="16pt"/>
    </style:style>
    <style:style style:name="P3" style:family="paragraph" style:parent-style-name="List_20_Paragraph">
      <style:text-properties fo:font-size="16pt" fo:language="bg" fo:country="BG" officeooo:rsid="00227821" officeooo:paragraph-rsid="00227821" style:font-size-asian="16pt" style:font-size-complex="16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36pt" style:font-size-asian="36pt" style:font-size-complex="36pt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officeooo:paragraph-rsid="0019b3b3"/>
    </style:style>
    <style:style style:name="P7" style:family="paragraph" style:parent-style-name="List_20_Paragraph">
      <style:text-properties fo:font-size="16pt" style:font-size-asian="16pt" style:font-size-complex="16pt"/>
    </style:style>
    <style:style style:name="P8" style:family="paragraph" style:parent-style-name="List_20_Paragraph" style:list-style-name="WWNum1">
      <style:text-properties fo:font-size="16pt" style:font-size-asian="16pt" style:font-size-complex="16pt"/>
    </style:style>
    <style:style style:name="P9" style:family="paragraph" style:parent-style-name="List_20_Paragraph" style:list-style-name="WWNum1">
      <style:text-properties fo:font-size="16pt" officeooo:rsid="0019b3b3" officeooo:paragraph-rsid="0019b3b3" style:font-size-asian="16pt" style:font-size-complex="16pt"/>
    </style:style>
    <style:style style:name="P10" style:family="paragraph" style:parent-style-name="List_20_Paragraph">
      <style:text-properties fo:font-size="16pt" officeooo:paragraph-rsid="00310ff3" style:font-size-asian="16pt" style:font-size-complex="16pt"/>
    </style:style>
    <style:style style:name="P11" style:family="paragraph" style:parent-style-name="List_20_Paragraph">
      <style:text-properties fo:font-size="16pt" fo:language="bg" fo:country="BG" officeooo:rsid="00227821" style:font-size-asian="16pt" style:font-size-complex="16pt"/>
    </style:style>
    <style:style style:name="P12" style:family="paragraph" style:parent-style-name="List_20_Paragraph">
      <style:text-properties fo:font-size="16pt" fo:language="bg" fo:country="BG" officeooo:rsid="00227821" officeooo:paragraph-rsid="00227821" style:font-size-asian="16pt" style:font-size-complex="16pt"/>
    </style:style>
    <style:style style:name="P13" style:family="paragraph" style:parent-style-name="List_20_Paragraph">
      <style:text-properties fo:color="#c9211e"/>
    </style:style>
    <style:style style:name="P14" style:family="paragraph" style:parent-style-name="List_20_Paragraph">
      <style:text-properties fo:color="#c9211e" fo:font-size="16pt" style:font-size-asian="16pt" style:font-size-complex="16pt"/>
    </style:style>
    <style:style style:name="P15" style:family="paragraph" style:parent-style-name="List_20_Paragraph">
      <style:text-properties fo:color="#c9211e" fo:font-size="16pt" officeooo:paragraph-rsid="00310ff3" style:font-size-asian="16pt" style:font-size-complex="16pt"/>
    </style:style>
    <style:style style:name="P16" style:family="paragraph" style:parent-style-name="List_20_Paragraph">
      <style:text-properties fo:color="#c9211e" fo:font-size="16pt" fo:language="bg" fo:country="BG" officeooo:rsid="001bfba3" officeooo:paragraph-rsid="001bfba3" style:font-size-asian="16pt" style:font-size-complex="16pt"/>
    </style:style>
    <style:style style:name="P17" style:family="paragraph" style:parent-style-name="List_20_Paragraph">
      <style:text-properties fo:color="#c9211e" fo:font-size="16pt" fo:language="bg" fo:country="BG" officeooo:rsid="001db6c9" officeooo:paragraph-rsid="001db6c9" style:font-size-asian="16pt" style:font-size-complex="16pt"/>
    </style:style>
    <style:style style:name="P18" style:family="paragraph" style:parent-style-name="List_20_Paragraph">
      <style:text-properties fo:color="#c9211e" fo:font-size="16pt" fo:language="en" fo:country="GB" officeooo:rsid="002f1187" officeooo:paragraph-rsid="002f1187" style:font-size-asian="16pt" style:font-size-complex="16pt"/>
    </style:style>
    <style:style style:name="P19" style:family="paragraph" style:parent-style-name="List_20_Paragraph" style:list-style-name="WWNum1">
      <style:text-properties fo:color="#c9211e" officeooo:paragraph-rsid="002f1187"/>
    </style:style>
    <style:style style:name="P20" style:family="paragraph" style:parent-style-name="List_20_Paragraph" style:list-style-name="WWNum1">
      <style:text-properties fo:color="#c9211e" officeooo:paragraph-rsid="0019b3b3"/>
    </style:style>
    <style:style style:name="P21" style:family="paragraph" style:parent-style-name="List_20_Paragraph">
      <style:text-properties fo:color="#c9211e" officeooo:paragraph-rsid="001f5288"/>
    </style:style>
    <style:style style:name="P22" style:family="paragraph" style:parent-style-name="List_20_Paragraph">
      <style:text-properties fo:font-size="14pt" fo:font-style="italic" fo:font-weight="bold" style:font-size-asian="14pt" style:font-style-asian="italic" style:font-weight-asian="bold" style:font-size-complex="14pt"/>
    </style:style>
    <style:style style:name="P23" style:family="paragraph" style:parent-style-name="List_20_Paragraph">
      <style:text-properties fo:font-size="14pt" style:font-size-asian="14pt" style:font-size-complex="14pt"/>
    </style:style>
    <style:style style:name="P24" style:family="paragraph" style:parent-style-name="List_20_Paragraph">
      <style:text-properties officeooo:paragraph-rsid="001f5288"/>
    </style:style>
    <style:style style:name="P25" style:family="paragraph" style:parent-style-name="List_20_Paragraph" style:list-style-name="WWNum1">
      <style:paragraph-properties fo:margin-left="1.429cm" fo:margin-right="0cm" fo:text-indent="-0.794cm" style:auto-text-indent="false"/>
      <style:text-properties fo:font-size="16pt" style:font-size-asian="16pt" style:font-size-complex="16pt"/>
    </style:style>
    <style:style style:name="P26" style:family="paragraph" style:parent-style-name="List_20_Paragraph" style:list-style-name="WWNum1">
      <style:paragraph-properties fo:margin-left="1.429cm" fo:margin-right="0cm" fo:text-indent="-0.794cm" style:auto-text-indent="false"/>
      <style:text-properties fo:font-size="16pt" officeooo:paragraph-rsid="00334ff9" style:font-size-asian="16pt" style:font-size-complex="16pt"/>
    </style:style>
    <style:style style:name="P27" style:family="paragraph" style:parent-style-name="List_20_Paragraph">
      <style:paragraph-properties fo:margin-left="1.429cm" fo:margin-right="0cm" fo:text-indent="-0.794cm" style:auto-text-indent="false"/>
      <style:text-properties fo:font-size="16pt" officeooo:paragraph-rsid="002d64ff" style:font-size-asian="16pt" style:font-size-complex="16pt"/>
    </style:style>
    <style:style style:name="P28" style:family="paragraph" style:parent-style-name="List_20_Paragraph">
      <style:paragraph-properties fo:margin-left="1.429cm" fo:margin-right="0cm" fo:text-indent="-0.794cm" style:auto-text-indent="false"/>
      <style:text-properties fo:font-size="16pt" officeooo:paragraph-rsid="003186b6" style:font-size-asian="16pt" style:font-size-complex="16pt"/>
    </style:style>
    <style:style style:name="P29" style:family="paragraph" style:parent-style-name="List_20_Paragraph">
      <style:paragraph-properties fo:margin-left="1.429cm" fo:margin-right="0cm" fo:text-indent="-0.794cm" style:auto-text-indent="false"/>
      <style:text-properties fo:font-size="16pt" fo:language="bg" fo:country="BG" officeooo:rsid="001db6c9" officeooo:paragraph-rsid="002f1187" style:font-size-asian="16pt" style:font-size-complex="16pt"/>
    </style:style>
    <style:style style:name="P30" style:family="paragraph" style:parent-style-name="List_20_Paragraph">
      <style:paragraph-properties fo:margin-left="1.429cm" fo:margin-right="0cm" fo:text-indent="-0.794cm" style:auto-text-indent="false"/>
      <style:text-properties fo:color="#c9211e" fo:font-size="16pt" officeooo:paragraph-rsid="002f1187" style:font-size-asian="16pt" style:font-size-complex="16pt"/>
    </style:style>
    <style:style style:name="P31" style:family="paragraph" style:parent-style-name="List_20_Paragraph">
      <style:paragraph-properties fo:margin-left="1.429cm" fo:margin-right="0cm" fo:text-indent="-0.794cm" style:auto-text-indent="false"/>
      <style:text-properties fo:color="#c9211e" fo:font-size="16pt" officeooo:rsid="001bfba3" officeooo:paragraph-rsid="002f1187" style:font-size-asian="16pt" style:font-size-complex="16pt"/>
    </style:style>
    <style:style style:name="P32" style:family="paragraph" style:parent-style-name="List_20_Paragraph">
      <style:paragraph-properties fo:margin-left="1.429cm" fo:margin-right="0cm" fo:text-indent="-0.794cm" style:auto-text-indent="false"/>
      <style:text-properties fo:color="#c9211e" fo:font-size="16pt" officeooo:paragraph-rsid="003186b6" style:font-size-asian="16pt" style:font-size-complex="16pt"/>
    </style:style>
    <style:style style:name="P33" style:family="paragraph" style:parent-style-name="List_20_Paragraph" style:list-style-name="WWNum1">
      <style:paragraph-properties fo:margin-left="1.429cm" fo:margin-right="0cm" fo:text-indent="-0.794cm" style:auto-text-indent="false"/>
      <style:text-properties fo:color="#c9211e" fo:font-size="16pt" officeooo:paragraph-rsid="00334ff9" style:font-size-asian="16pt" style:font-size-complex="16pt"/>
    </style:style>
    <style:style style:name="P34" style:family="paragraph" style:parent-style-name="List_20_Paragraph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35" style:family="paragraph" style:parent-style-name="List_20_Paragraph">
      <style:paragraph-properties fo:margin-left="0.635cm" fo:margin-right="0cm" fo:text-indent="0cm" style:auto-text-indent="false"/>
      <style:text-properties fo:font-size="16pt" officeooo:paragraph-rsid="002d64ff" style:font-size-asian="16pt" style:font-size-complex="16pt"/>
    </style:style>
    <style:style style:name="P36" style:family="paragraph" style:parent-style-name="List_20_Paragraph">
      <loext:graphic-properties draw:fill="none"/>
      <style:paragraph-properties fo:margin-left="1.401cm" fo:margin-right="0cm" fo:margin-top="0cm" fo:margin-bottom="0.353cm" loext:contextual-spacing="true" fo:line-height="115%" fo:text-align="start" style:justify-single-word="false" fo:orphans="2" fo:widows="2" fo:text-indent="0.101cm" style:auto-text-indent="false" fo:background-color="transparent" style:writing-mode="lr-tb"/>
      <style:text-properties fo:color="#c9211e" fo:font-size="16pt" officeooo:paragraph-rsid="002f1187" style:font-size-asian="16pt" style:font-size-complex="16pt"/>
    </style:style>
    <style:style style:name="P37" style:family="paragraph" style:parent-style-name="List_20_Paragraph">
      <loext:graphic-properties draw:fill="none"/>
      <style:paragraph-properties fo:margin-left="1.401cm" fo:margin-right="0cm" fo:margin-top="0cm" fo:margin-bottom="0.353cm" loext:contextual-spacing="true" fo:line-height="115%" fo:text-align="start" style:justify-single-word="false" fo:orphans="2" fo:widows="2" fo:text-indent="0.101cm" style:auto-text-indent="false" fo:background-color="transparent" style:writing-mode="lr-tb"/>
      <style:text-properties fo:color="#c9211e" fo:font-size="16pt" fo:language="bg" fo:country="BG" officeooo:rsid="001db6c9" officeooo:paragraph-rsid="002f1187" style:font-size-asian="16pt" style:font-size-complex="16pt"/>
    </style:style>
    <style:style style:name="P38" style:family="paragraph" style:parent-style-name="List_20_Paragraph">
      <loext:graphic-properties draw:fill="none"/>
      <style:paragraph-properties fo:margin-left="1.401cm" fo:margin-right="0cm" fo:margin-top="0cm" fo:margin-bottom="0.353cm" loext:contextual-spacing="true" fo:line-height="115%" fo:text-align="start" style:justify-single-word="false" fo:orphans="2" fo:widows="2" fo:text-indent="0.101cm" style:auto-text-indent="false" fo:background-color="transparent" style:writing-mode="lr-tb"/>
      <style:text-properties fo:color="#c9211e" fo:font-size="16pt" fo:language="en" fo:country="GB" officeooo:rsid="002f1187" officeooo:paragraph-rsid="002f1187" style:font-size-asian="16pt" style:font-size-complex="16pt"/>
    </style:style>
    <style:style style:name="P39" style:family="paragraph" style:parent-style-name="List_20_Paragraph" style:master-page-name="">
      <loext:graphic-properties draw:fill="none"/>
      <style:paragraph-properties fo:margin-left="1.401cm" fo:margin-right="0cm" fo:margin-top="0cm" fo:margin-bottom="0.353cm" loext:contextual-spacing="true" fo:line-height="115%" fo:text-align="start" style:justify-single-word="false" fo:orphans="2" fo:widows="2" fo:text-indent="0.101cm" style:auto-text-indent="false" style:page-number="auto" fo:background-color="transparent" style:writing-mode="lr-tb"/>
      <style:text-properties fo:color="#c9211e" fo:font-size="16pt" officeooo:paragraph-rsid="002f1187" style:font-size-asian="16pt" style:font-size-complex="16pt"/>
    </style:style>
    <style:style style:name="P40" style:family="paragraph" style:parent-style-name="Table_20_Contents">
      <style:text-properties fo:font-size="2pt" style:font-size-asian="2pt" style:font-size-complex="2pt"/>
    </style:style>
    <style:style style:name="P41" style:family="paragraph" style:parent-style-name="Table_20_Contents">
      <style:paragraph-properties style:line-height-at-least="0.423cm"/>
      <style:text-properties fo:color="#24292e" style:font-name="SFMono-Regular" fo:font-size="7.19999980926514pt"/>
    </style:style>
    <style:style style:name="P42" style:family="paragraph" style:parent-style-name="Table_20_Contents">
      <style:paragraph-properties fo:margin-left="0cm" fo:margin-right="0cm" fo:text-indent="-0.148cm" style:auto-text-indent="false"/>
      <style:text-properties fo:font-size="2pt" style:font-size-asian="2pt" style:font-size-complex="2pt"/>
    </style:style>
    <style:style style:name="P43" style:family="paragraph" style:parent-style-name="Table_20_Contents">
      <style:paragraph-properties fo:margin-left="-0.148cm" fo:margin-right="0cm" style:line-height-at-least="0.423cm" fo:text-indent="0cm" style:auto-text-indent="false"/>
      <style:text-properties fo:color="#24292e" style:font-name="SFMono-Regular" fo:font-size="7.19999980926514pt"/>
    </style:style>
    <style:style style:name="T1" style:family="text">
      <style:text-properties fo:color="#c9211e"/>
    </style:style>
    <style:style style:name="T2" style:family="text">
      <style:text-properties fo:color="#c9211e" fo:font-size="16pt" style:font-size-asian="16pt" style:font-size-complex="16pt"/>
    </style:style>
    <style:style style:name="T3" style:family="text">
      <style:text-properties fo:color="#c9211e" fo:font-size="16pt" officeooo:rsid="002f1187" style:font-size-asian="16pt" style:font-size-complex="16pt"/>
    </style:style>
    <style:style style:name="T4" style:family="text">
      <style:text-properties fo:color="#c9211e" fo:font-size="16pt" officeooo:rsid="0019b3b3" style:font-size-asian="16pt" style:font-size-complex="16pt"/>
    </style:style>
    <style:style style:name="T5" style:family="text">
      <style:text-properties fo:color="#c9211e" fo:font-size="16pt" officeooo:rsid="00310ff3" style:font-size-asian="16pt" style:font-size-complex="16pt"/>
    </style:style>
    <style:style style:name="T6" style:family="text">
      <style:text-properties fo:color="#c9211e" fo:font-size="16pt" fo:language="en" fo:country="GB" officeooo:rsid="00334ff9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9b3b3" style:font-size-asian="16pt" style:font-size-complex="16pt"/>
    </style:style>
    <style:style style:name="T9" style:family="text">
      <style:text-properties fo:font-size="16pt" officeooo:rsid="002f1187" style:font-size-asian="16pt" style:font-size-complex="16pt"/>
    </style:style>
    <style:style style:name="T10" style:family="text">
      <style:text-properties fo:font-size="16pt" officeooo:rsid="00310ff3" style:font-size-asian="16pt" style:font-size-complex="16pt"/>
    </style:style>
    <style:style style:name="T11" style:family="text">
      <style:text-properties fo:font-size="16pt" officeooo:rsid="003186b6" style:font-size-asian="16pt" style:font-size-complex="16pt"/>
    </style:style>
    <style:style style:name="T12" style:family="text">
      <style:text-properties fo:language="en" fo:country="GB"/>
    </style:style>
    <style:style style:name="T13" style:family="text">
      <style:text-properties fo:language="en" fo:country="GB" officeooo:rsid="001f5288"/>
    </style:style>
    <style:style style:name="T14" style:family="text">
      <style:text-properties fo:language="en" fo:country="GB" officeooo:rsid="00334ff9"/>
    </style:style>
    <style:style style:name="T15" style:family="text">
      <style:text-properties fo:font-variant="normal" fo:text-transform="none" fo:color="#242729" style:font-name="inherit" fo:font-size="7.80000019073486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242729" style:font-name="inherit" fo:font-size="7.80000019073486pt" fo:letter-spacing="normal" fo:language="en" fo:country="GB" fo:font-style="normal" fo:font-weight="normal" officeooo:rsid="002737d7" fo:background-color="transparent" loext:char-shading-value="0" loext:padding="0cm" loext:border="none"/>
    </style:style>
    <style:style style:name="T17" style:family="text">
      <style:text-properties fo:font-variant="normal" fo:text-transform="none" fo:color="#242729" style:font-name="Consolas" fo:font-size="7.80000019073486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officeooo:rsid="002f1187"/>
    </style:style>
    <style:style style:name="T19" style:family="text">
      <style:text-properties officeooo:rsid="001bfba3"/>
    </style:style>
    <style:style style:name="T20" style:family="text">
      <style:text-properties fo:color="#ff0000" fo:font-size="16pt" officeooo:rsid="0019b3b3" style:font-size-asian="16pt" style:font-size-complex="16pt"/>
    </style:style>
    <style:style style:name="T21" style:family="text">
      <style:text-properties officeooo:rsid="00310ff3"/>
    </style:style>
    <style:style style:name="T22" style:family="text">
      <style:text-properties officeooo:rsid="003186b6"/>
    </style:style>
    <style:style style:name="T23" style:family="text">
      <style:text-properties officeooo:rsid="00334f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Exercises</text:p>
      <text:p text:style-name="P22"/>
      <text:p text:style-name="P1"><text:a xlink:type="simple" xlink:href="https://www.w3schools.com/sql/trysql.asp?filename=trysql_desc" text:style-name="Internet_20_link" text:visited-style-name="Visited_20_Internet_20_Link">https://www.w3schools.com/sql/trysql.asp?filename=trysql_desc</text:a></text:p>
      <text:p text:style-name="P1"/>
      <text:list xml:id="list3104550353" text:style-name="WWNum1">
        <text:list-item>
          <text:p text:style-name="P8">Show all rows for Customers</text:p>
          <text:p text:style-name="P9"><text:span text:style-name="T1">SELECT * FROM Customers</text:span> </text:p>
        </text:list-item>
        <text:list-item>
          <text:p text:style-name="P8">Show only Contact name information for Customers</text:p>
          <text:p text:style-name="P20"><text:span text:style-name="T9">SELECT</text:span><text:span text:style-name="T8"> ContactName </text:span><text:span text:style-name="T9">FROM</text:span><text:span text:style-name="T8"> Customers</text:span></text:p>
        </text:list-item>
        <text:list-item>
          <text:p text:style-name="P8">Show all unique combinations between Cities and Countries for the customers</text:p>
          <text:p text:style-name="P6"><text:span text:style-name="T4">S</text:span><text:span text:style-name="T3">ELECT</text:span><text:span text:style-name="T4"> DISTINCT </text:span><text:span text:style-name="T20">Country</text:span><text:span text:style-name="T4">, City </text:span><text:span text:style-name="T3">FROM </text:span><text:span text:style-name="T4">Customers</text:span></text:p>
        </text:list-item>
        <text:list-item>
          <text:p text:style-name="P8">Insert 3 new Customers</text:p>
          <text:p text:style-name="P19"><text:span text:style-name="T19"><text:s/></text:span><text:span text:style-name="T7">INSERT INTO Customers (CustomerName, Address, City, PostalCode, Country) </text:span></text:p>
          <text:p text:style-name="P19"><text:span text:style-name="T7">VALUES <text:s/>('Martin Mihov', 'ul.Samara', 'Sofia', '1000', 'Bulgaria'),</text:span></text:p>
        </text:list-item>
      </text:list>
      <text:p text:style-name="P30"><text:tab/>('Ivan Stoqnov', 'ul.Hristo Botev', 'Plovdiv', '1514', 'Bulgaria'),</text:p>
      <text:p text:style-name="P31"><text:span text:style-name="T7"><text:s text:c="4"/><text:tab/>('Viktor Petrov', 'ul.Hadji Dimitur', 'Varna', '2000', 'Bulgaria');</text:span></text:p>
      <text:p text:style-name="P16"/>
      <text:list xml:id="list152821076361706" text:continue-numbering="true" text:style-name="WWNum1">
        <text:list-item>
          <text:p text:style-name="P8">Move all orders made by Andrew Fuller to Nancy Davolio</text:p>
        </text:list-item>
      </text:list>
      <text:p text:style-name="P2">--Move all orders made by Andrew Fuller to Nancy Davolio</text:p>
      <text:p text:style-name="P2"/>
      <text:p text:style-name="P39">UPDATE Orders</text:p>
      <text:p text:style-name="P36">SET EmployeeID=2</text:p>
      <text:p text:style-name="P37">WHERE EmployeeID=1</text:p>
      <text:p text:style-name="P38">OR</text:p>
      <text:p text:style-name="P15"><text:span text:style-name="T18"><text:s/>Update Orders</text:span></text:p>
      <text:p text:style-name="P15"><text:soft-page-break/><text:span text:style-name="T18"><text:s/>SET</text:span> EmployeeID= (select EmployeeID from Employees where <text:s/>FirstName='Andrew')</text:p>
      <text:p text:style-name="P14">where EmployeeID = (select EmployeeID from Employees where FirstName='Nancy')</text:p>
      <text:p text:style-name="P18">OR</text:p>
      <text:p text:style-name="P17">Update Orders</text:p>
      <text:p text:style-name="P17">set EmployeeID= (select EmployeeID=2 from Employees)</text:p>
      <text:p text:style-name="P17">where EmployeeID = (select EmployeeID=1 from Employees)</text:p>
      <text:p text:style-name="P29"/>
      <text:list xml:id="list152820691727253" text:continue-numbering="true" text:style-name="WWNum1">
        <text:list-item>
          <text:p text:style-name="P8">Group all products by category and show category name</text:p>
        </text:list-item>
      </text:list>
      <text:p text:style-name="P2">--Group all products by category and show category name</text:p>
      <text:p text:style-name="P10">select Products.ProductName, Categories.CategoryName, </text:p>
      <text:p text:style-name="P10"/>
      <text:p text:style-name="P15">Products.CategoryID<text:tab/> </text:p>
      <text:p text:style-name="P14"><text:span text:style-name="T21">FROM</text:span> Categories </text:p>
      <text:p text:style-name="P14">INNER join Products </text:p>
      <text:p text:style-name="P14">on Products.CategoryID = Categories.CategoryID</text:p>
      <text:p text:style-name="P13"><text:span text:style-name="T10">GROUP BY</text:span><text:span text:style-name="T7"> Products.ProductName</text:span></text:p>
      <text:p text:style-name="P13"><text:span text:style-name="T10">ORDER BY</text:span><text:span text:style-name="T7"> Categories.CategoryName</text:span></text:p>
      <text:p text:style-name="P14"/>
      <text:list xml:id="list152820123171169" text:continue-numbering="true" text:style-name="WWNum1">
        <text:list-item>
          <text:p text:style-name="P8">Sort all employees by Last Name and delete the last one. Do not<text:span text:style-name="T12"> </text:span><text:span text:style-name="T13">forget</text:span><text:span text:style-name="T12"> </text:span>to move all his/her orders to another colleague</text:p>
          <text:p text:style-name="P5"><text:span text:style-name="T7"/></text:p>
        </text:list-item>
      </text:list>
      <text:p text:style-name="P21"><text:span text:style-name="T11">UPDATE</text:span><text:span text:style-name="T7"> Orders</text:span></text:p>
      <text:p text:style-name="P21"><text:span text:style-name="T10">SET</text:span><text:span text:style-name="T7"> EmployeeID= (select EmployeeID from Employees where LastName='Dodsworth')</text:span></text:p>
      <text:p text:style-name="P24"><text:span text:style-name="T5">WHERE</text:span><text:span text:style-name="T2"> EmployeeID = (select EmployeeID from Employees where LastName='West')</text:span></text:p>
      <text:p text:style-name="P2"/>
      <text:list xml:id="list152820105567460" text:continue-numbering="true" text:style-name="WWNum1">
        <text:list-item>
          <text:p text:style-name="P8"><text:soft-page-break/>Show all customers without orders</text:p>
        </text:list-item>
      </text:list>
      <text:p text:style-name="P13"><text:span text:style-name="T11">SELECT</text:span><text:span text:style-name="T7"> Customers.CustomerName, Customers.CustomerID, Orders.OrderID</text:span></text:p>
      <text:p text:style-name="P13"><text:span text:style-name="T11">FROM</text:span><text:span text:style-name="T7"> Customers </text:span></text:p>
      <text:p text:style-name="P13"><text:span text:style-name="T11">LEFT JOIN</text:span><text:span text:style-name="T7"> Orders </text:span></text:p>
      <text:p text:style-name="P13"><text:span text:style-name="T11">ON</text:span><text:span text:style-name="T7"> Customers.CustomerID = Orders.CustomerID</text:span></text:p>
      <text:p text:style-name="P13"><text:span text:style-name="T11">ORDER BY</text:span><text:span text:style-name="T7"> Customers.CustomerName</text:span></text:p>
      <text:p text:style-name="P11"/>
      <text:list xml:id="list152821467782993" text:continue-numbering="true" text:style-name="WWNum1">
        <text:list-item>
          <text:p text:style-name="P8">Show all products including 'ch' in its name with price between 10 and 20</text:p>
          <text:p text:style-name="P8"/>
        </text:list-item>
      </text:list>
      <text:p text:style-name="P28"><text:s text:c="5"/><text:span text:style-name="T1">SELECT * FROM Products</text:span></text:p>
      <text:p text:style-name="P32"><text:s text:c="5"/>WHERE ProductName LIKE '%ch%' AND Price BETWEEN 10 AND 20</text:p>
      <text:p text:style-name="P32"/>
      <text:p text:style-name="List_20_Paragraph"><text:span text:style-name="T6">SELECT</text:span><text:span text:style-name="T2"> products.ProductName, products.Price from Products</text:span></text:p>
      <text:p text:style-name="List_20_Paragraph"><text:span text:style-name="T6">WHERE</text:span><text:span text:style-name="T2"> ProductName like '%ch%'</text:span><text:span text:style-name="T6"> AND</text:span><text:span text:style-name="T2"> Price between 10 and 20</text:span></text:p>
      <text:list xml:id="list152820132087779" text:continue-numbering="true" text:style-name="WWNum1">
        <text:list-header>
          <text:p text:style-name="P8"/>
        </text:list-header>
        <text:list-item>
          <text:p text:style-name="P25"><text:s/>Group all products from<text:span text:style-name="T14"> </text:span>9 by category and sort by count in descending order</text:p>
          <text:p text:style-name="P26"/>
          <text:p text:style-name="P33">SELECT * FROM Products</text:p>
          <text:p text:style-name="P33">WHERE ProductName LIKE '%ch%' AND Price BETWEEN 10 AND 20</text:p>
          <text:p text:style-name="P33">ORDER BY CategoryID DESC</text:p>
        </text:list-item>
      </text:list>
      <text:p text:style-name="P34"><text:span text:style-name="Source_20_Text"><text:span text:style-name="T16"/></text:span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monospace"/>
    <style:font-face style:name="inherit" svg:font-family="inherit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Segoe U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Segoe U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rina</meta:initial-creator>
    <meta:editing-cycles>12</meta:editing-cycles>
    <meta:creation-date>2018-06-25T22:55:00</meta:creation-date>
    <dc:date>2020-09-10T15:28:17.151000000</dc:date>
    <meta:editing-duration>P9DT5H6M58S</meta:editing-duration>
    <meta:generator>LibreOffice/6.4.4.2$Windows_X86_64 LibreOffice_project/3d775be2011f3886db32dfd395a6a6d1ca2630ff</meta:generator>
    <meta:print-date>2020-08-06T14:45:22.910000000</meta:print-date>
    <meta:document-statistic meta:table-count="0" meta:image-count="0" meta:object-count="0" meta:page-count="3" meta:paragraph-count="54" meta:word-count="321" meta:character-count="2368" meta:non-whitespace-character-count="20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